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cm" svg:stroke-color="#000000" svg:stroke-linecap="butt" draw:fill="none" draw:textarea-horizontal-align="justify" draw:textarea-vertical-align="middle" draw:auto-grow-height="false" fo:min-height="5.75cm" fo:min-width="4.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3.5cm"/>
      <style:paragraph-properties style:writing-mode="lr-tb"/>
    </style:style>
    <style:style style:name="gr3" style:family="graphic" style:parent-style-name="standard">
      <style:graphic-properties draw:stroke="none" svg:stroke-width="0cm" svg:stroke-color="#000000" draw:fill="none" draw:textarea-horizontal-align="justify" draw:textarea-vertical-align="middle" draw:auto-grow-height="false" fo:min-height="0.25cm" fo:min-width="3.5cm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cm" svg:stroke-color="#000000" svg:stroke-linecap="butt" draw:fill="none" draw:textarea-horizontal-align="justify" draw:textarea-vertical-align="middle" draw:auto-grow-height="false" fo:min-height="5.75cm" fo:min-width="7.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7cm"/>
      <style:paragraph-properties style:writing-mode="lr-tb"/>
    </style:style>
    <style:style style:name="gr6" style:family="graphic" style:parent-style-name="objectwithoutfill">
      <style:graphic-properties svg:stroke-color="#000000" draw:marker-end="Extrémités_20_de_20_flèche_20_2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3.5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cm" svg:stroke-color="#000000" svg:stroke-linecap="butt" draw:fill="none" draw:textarea-horizontal-align="justify" draw:textarea-vertical-align="middle" draw:auto-grow-height="false" fo:min-height="8.75cm" fo:min-width="5cm"/>
    </style:style>
    <style:style style:name="gr9" style:family="graphic" style:parent-style-name="standard">
      <style:graphic-properties draw:stroke="dash" draw:stroke-dash="Long_20_Dash" svg:stroke-width="0cm" svg:stroke-color="#000000" svg:stroke-linecap="butt" draw:fill="none" draw:textarea-horizontal-align="justify" draw:textarea-vertical-align="middle" draw:auto-grow-height="false" fo:min-height="6.75cm" fo:min-width="7.5cm"/>
    </style:style>
    <style:style style:name="gr10" style:family="graphic" style:parent-style-name="standard">
      <style:graphic-properties draw:stroke="dash" draw:stroke-dash="Dot_20__28_Rounded_29_" svg:stroke-color="#000000" svg:stroke-linecap="round" draw:fill="none" draw:textarea-horizontal-align="justify" draw:textarea-vertical-align="middle" draw:auto-grow-height="false" fo:min-height="1.5cm" fo:min-width="3.75cm"/>
      <style:paragraph-properties style:writing-mode="lr-tb"/>
    </style:style>
    <style:style style:name="gr11" style:family="graphic" style:parent-style-name="standard">
      <style:graphic-properties svg:stroke-color="#000000" draw:marker-start="" draw:marker-end="Extrémités_20_de_20_flèche_20_5"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objectwithoutfill">
      <style:graphic-properties svg:stroke-color="#000000" draw:marker-end="Extrémités_20_de_20_flèche_20_2" draw:marker-end-width="0.3cm" svg:stroke-linecap="butt" draw:fill="none" draw:textarea-vertical-align="middle"/>
    </style:style>
    <style:style style:name="gr14" style:family="graphic" style:parent-style-name="standard">
      <style:graphic-properties draw:stroke="dash" draw:stroke-dash="Dot_20__28_Rounded_29_" svg:stroke-color="#000000" svg:stroke-linecap="round" draw:fill="solid" draw:fill-color="#81aca6" draw:opacity="50%" draw:textarea-horizontal-align="justify" draw:textarea-vertical-align="middle" draw:auto-grow-height="false" fo:min-height="1.5cm" fo:min-width="3.75cm"/>
      <style:paragraph-properties style:writing-mode="lr-tb"/>
    </style:style>
    <style:style style:name="gr15" style:family="graphic" style:parent-style-name="standard">
      <style:graphic-properties draw:stroke="dash" draw:stroke-dash="Dot_20__28_Rounded_29_" svg:stroke-color="#000000" svg:stroke-linecap="round" draw:fill="solid" draw:fill-color="#ff7b59" draw:opacity="50%" draw:textarea-horizontal-align="justify" draw:textarea-vertical-align="middle" draw:auto-grow-height="false" fo:min-height="1.5cm" fo:min-width="3.75cm"/>
      <style:paragraph-properties style:writing-mode="lr-tb"/>
    </style:style>
    <style:style style:name="gr16" style:family="graphic" style:parent-style-name="standard">
      <style:graphic-properties draw:stroke="dash" draw:stroke-dash="Dot_20__28_Rounded_29_" svg:stroke-color="#000000" svg:stroke-linecap="round" draw:fill="solid" draw:fill-color="#ffd428" draw:opacity="50%" draw:textarea-horizontal-align="justify" draw:textarea-vertical-align="middle" draw:auto-grow-height="false" fo:min-height="1.5cm" fo:min-width="3.75cm"/>
      <style:paragraph-properties style:writing-mode="lr-tb"/>
    </style:style>
    <style:style style:name="gr17" style:family="graphic" style:parent-style-name="standard">
      <style:graphic-properties draw:stroke="dash" draw:stroke-dash="Long_20_Dash" svg:stroke-width="0cm" svg:stroke-color="#000000" svg:stroke-linecap="butt" draw:fill="solid" draw:fill-color="#729fcf" draw:opacity="50%" draw:textarea-horizontal-align="justify" draw:textarea-vertical-align="middle" draw:auto-grow-height="false" fo:min-height="5.75cm" fo:min-width="4.5cm"/>
    </style:style>
    <style:style style:name="gr18" style:family="graphic" style:parent-style-name="standard">
      <style:graphic-properties draw:stroke="dash" draw:stroke-dash="Dot_20__28_Rounded_29_" svg:stroke-color="#000000" svg:stroke-linecap="round" draw:fill="solid" draw:fill-color="#729fcf" draw:opacity="50%" draw:textarea-horizontal-align="justify" draw:textarea-vertical-align="middle" draw:auto-grow-height="false" fo:min-height="1.5cm" fo:min-width="3.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1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  <style:text-properties style:font-name="Linux Libertine G" fo:font-size="12pt" fo:font-style="italic" style:font-size-asian="12pt" style:font-style-asian="italic" style:font-size-complex="12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inux Libertine G"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style:font-name="Linux Libertine G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81aca6" draw:opacity="50%"/>
      <style:paragraph-properties fo:text-align="center"/>
      <style:text-properties style:font-name="Linux Libertine G" fo:font-size="12pt" style:font-size-asian="12pt" style:font-size-complex="12pt"/>
    </style:style>
    <style:style style:name="P9" style:family="paragraph">
      <loext:graphic-properties draw:fill="solid" draw:fill-color="#ff7b59" draw:opacity="50%"/>
      <style:paragraph-properties fo:text-align="center"/>
      <style:text-properties style:font-name="Linux Libertine G" fo:font-size="12pt" style:font-size-asian="12pt" style:font-size-complex="12pt"/>
    </style:style>
    <style:style style:name="P10" style:family="paragraph">
      <loext:graphic-properties draw:fill="solid" draw:fill-color="#ffd428" draw:opacity="50%"/>
      <style:paragraph-properties fo:text-align="center"/>
      <style:text-properties style:font-name="Linux Libertine G" fo:font-size="12pt" style:font-size-asian="12pt" style:font-size-complex="12pt"/>
    </style:style>
    <style:style style:name="P11" style:family="paragraph">
      <loext:graphic-properties draw:fill="solid" draw:fill-color="#729fcf" draw:opacity="50%"/>
      <style:paragraph-properties fo:text-align="center"/>
    </style:style>
    <style:style style:name="P12" style:family="paragraph">
      <loext:graphic-properties draw:fill="solid" draw:fill-color="#729fcf" draw:opacity="50%"/>
      <style:paragraph-properties fo:text-align="center"/>
      <style:text-properties style:font-name="Linux Libertine G" fo:font-size="12pt" style:font-size-asian="12pt" style:font-size-complex="12pt"/>
    </style:style>
    <style:style style:name="P13" style:family="paragraph">
      <style:text-properties fo:color="#729fcf" loext:opacity="100%" style:font-name="Linux Libertine G"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  <style:text-properties fo:color="#729fcf" loext:opacity="100%" style:font-name="Linux Libertine G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Linux Libertine G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Linux Libertine G" fo:font-size="12pt" style:font-size-asian="12pt" style:font-size-complex="12pt"/>
    </style:style>
    <style:style style:name="T3" style:family="text">
      <style:text-properties style:font-name="Linux Libertine G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729fcf" loext:opacity="100%" style:font-name="Linux Libertine G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6cm" svg:x="1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cm" svg:x="10.55cm" svg:y="4cm">
          <text:p text:style-name="P2"><text:span text:style-name="T1">Loading modu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" draw:id="id6" draw:layer="layout" svg:width="4cm" svg:height="0.5cm" svg:x="10.55cm" svg:y="5cm">
          <text:p text:style-name="P4"><text:span text:style-name="T2">Simulation 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" draw:id="id7" draw:layer="layout" svg:width="4cm" svg:height="0.5cm" svg:x="10.55cm" svg:y="6cm">
          <text:p text:style-name="P4"><text:span text:style-name="T2">Simulation 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" draw:id="id8" draw:layer="layout" svg:width="4cm" svg:height="0.5cm" svg:x="10.55cm" svg:y="7cm">
          <text:p text:style-name="P4"><text:span text:style-name="T2">Simulation 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" draw:id="id9" draw:layer="layout" svg:width="4cm" svg:height="0.5cm" svg:x="10.55cm" svg:y="8cm">
          <text:p text:style-name="P4"><text:span text:style-name="T2">Simulation 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0.5cm" svg:x="10.55cm" svg:y="3.1cm">
          <text:p text:style-name="P6"><text:span text:style-name="T3">CAPSI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6cm" svg:x="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" draw:id="id2" draw:layer="layout" svg:width="4cm" svg:height="0.5cm" svg:x="4.75cm" svg:y="5cm">
          <text:p text:style-name="P4"><text:span text:style-name="T2">Parameters 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4cm" svg:height="0.5cm" svg:x="4.75cm" svg:y="6cm">
          <text:p text:style-name="P4"><text:span text:style-name="T2">Parameters 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" draw:id="id4" draw:layer="layout" svg:width="4cm" svg:height="0.5cm" svg:x="4.75cm" svg:y="7cm">
          <text:p text:style-name="P4"><text:span text:style-name="T2">Parameters 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" draw:id="id5" draw:layer="layout" svg:width="4cm" svg:height="0.5cm" svg:x="4.75cm" svg:y="8cm">
          <text:p text:style-name="P4"><text:span text:style-name="T2">Parameters 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0.5cm" svg:x="3.05cm" svg:y="3.1cm">
          <text:p text:style-name="P6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6cm" svg:x="16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0" draw:id="id10" draw:layer="layout" svg:width="4cm" svg:height="0.5cm" svg:x="16.55cm" svg:y="5cm">
          <text:p text:style-name="P4"><text:span text:style-name="T2">Objective func. 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" draw:id="id11" draw:layer="layout" svg:width="4cm" svg:height="0.5cm" svg:x="16.55cm" svg:y="6cm">
          <text:p text:style-name="P4"><text:span text:style-name="T2">Objective func.</text:span><text:span text:style-name="T2"> 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2" draw:id="id12" draw:layer="layout" svg:width="4cm" svg:height="0.5cm" svg:x="16.55cm" svg:y="7cm">
          <text:p text:style-name="P4"><text:span text:style-name="T2">Objective func.</text:span><text:span text:style-name="T2"> 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3" draw:id="id13" draw:layer="layout" svg:width="4cm" svg:height="0.5cm" svg:x="16.55cm" svg:y="8cm">
          <text:p text:style-name="P4"><text:span text:style-name="T2">Objective func.</text:span><text:span text:style-name="T2"> 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0.5cm" svg:x="16.45cm" svg:y="3.1cm">
          <text:p text:style-name="P6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2.2cm" svg:height="1.5cm" svg:x="1.25cm" svg:y="6cm">
          <text:p text:style-name="P4"><text:span text:style-name="T2">CMA-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45cm" svg:y1="6.75cm" svg:x2="4.75cm" svg:y2="5.25cm" draw:start-shape="id1" draw:start-glue-point="1" draw:end-shape="id2" draw:end-glue-point="3" svg:d="M3450 6750h650v-1500h650" svg:viewBox="0 0 1301 1501">
          <text:p/>
        </draw:connector>
        <draw:connector draw:style-name="gr6" draw:text-style-name="P1" draw:layer="layout" svg:x1="3.45cm" svg:y1="6.75cm" svg:x2="4.75cm" svg:y2="6.25cm" draw:start-shape="id1" draw:start-glue-point="1" draw:end-shape="id3" draw:end-glue-point="3" svg:d="M3450 6750h650v-500h650" svg:viewBox="0 0 1301 501">
          <text:p/>
        </draw:connector>
        <draw:connector draw:style-name="gr6" draw:text-style-name="P1" draw:layer="layout" svg:x1="3.45cm" svg:y1="6.75cm" svg:x2="4.75cm" svg:y2="7.25cm" draw:start-shape="id1" draw:start-glue-point="1" draw:end-shape="id4" draw:end-glue-point="3" svg:d="M3450 6750h650v500h650" svg:viewBox="0 0 1301 501">
          <text:p/>
        </draw:connector>
        <draw:connector draw:style-name="gr6" draw:text-style-name="P1" draw:layer="layout" svg:x1="3.45cm" svg:y1="6.75cm" svg:x2="4.75cm" svg:y2="8.25cm" draw:start-shape="id1" draw:start-glue-point="1" draw:end-shape="id5" draw:end-glue-point="3" svg:d="M3450 6750h650v1500h650" svg:viewBox="0 0 1301 1501">
          <text:p/>
        </draw:connector>
        <draw:connector draw:style-name="gr6" draw:text-style-name="P1" draw:layer="layout" svg:x1="8.75cm" svg:y1="5.25cm" svg:x2="10.55cm" svg:y2="5.25cm" draw:start-shape="id2" draw:start-glue-point="1" draw:end-shape="id6" draw:end-glue-point="3" svg:d="M8750 5250h1800" svg:viewBox="0 0 1801 1">
          <text:p/>
        </draw:connector>
        <draw:connector draw:style-name="gr6" draw:text-style-name="P1" draw:layer="layout" svg:x1="8.75cm" svg:y1="6.25cm" svg:x2="10.55cm" svg:y2="6.25cm" draw:start-shape="id3" draw:start-glue-point="1" draw:end-shape="id7" draw:end-glue-point="3" svg:d="M8750 6250h1800" svg:viewBox="0 0 1801 1">
          <text:p/>
        </draw:connector>
        <draw:connector draw:style-name="gr6" draw:text-style-name="P1" draw:layer="layout" svg:x1="8.75cm" svg:y1="7.25cm" svg:x2="10.55cm" svg:y2="7.25cm" draw:start-shape="id4" draw:start-glue-point="1" draw:end-shape="id8" draw:end-glue-point="3" svg:d="M8750 7250h1800" svg:viewBox="0 0 1801 1">
          <text:p/>
        </draw:connector>
        <draw:connector draw:style-name="gr6" draw:text-style-name="P1" draw:layer="layout" svg:x1="8.75cm" svg:y1="8.25cm" svg:x2="10.55cm" svg:y2="8.25cm" draw:start-shape="id5" draw:start-glue-point="1" draw:end-shape="id9" draw:end-glue-point="3" svg:d="M8750 8250h1800" svg:viewBox="0 0 1801 1">
          <text:p/>
        </draw:connector>
        <draw:connector draw:style-name="gr6" draw:text-style-name="P1" draw:layer="layout" svg:x1="14.55cm" svg:y1="5.25cm" svg:x2="16.55cm" svg:y2="5.25cm" draw:start-shape="id6" draw:start-glue-point="1" draw:end-shape="id10" draw:end-glue-point="3" svg:d="M14550 5250h2000" svg:viewBox="0 0 2001 1">
          <text:p/>
        </draw:connector>
        <draw:connector draw:style-name="gr6" draw:text-style-name="P1" draw:layer="layout" svg:x1="14.55cm" svg:y1="6.25cm" svg:x2="16.55cm" svg:y2="6.25cm" draw:start-shape="id7" draw:start-glue-point="1" draw:end-shape="id11" draw:end-glue-point="3" svg:d="M14550 6250h2000" svg:viewBox="0 0 2001 1">
          <text:p/>
        </draw:connector>
        <draw:connector draw:style-name="gr6" draw:text-style-name="P1" draw:layer="layout" svg:x1="14.55cm" svg:y1="7.25cm" svg:x2="16.55cm" svg:y2="7.25cm" draw:start-shape="id8" draw:start-glue-point="1" draw:end-shape="id12" draw:end-glue-point="3" svg:d="M14550 7250h2000" svg:viewBox="0 0 2001 1">
          <text:p/>
        </draw:connector>
        <draw:connector draw:style-name="gr6" draw:text-style-name="P1" draw:layer="layout" svg:x1="14.55cm" svg:y1="8.25cm" svg:x2="16.55cm" svg:y2="8.25cm" draw:start-shape="id9" draw:start-glue-point="1" draw:end-shape="id13" draw:end-glue-point="3" svg:d="M14550 8250h2000" svg:viewBox="0 0 2001 1">
          <text:p/>
        </draw:connector>
        <draw:custom-shape draw:style-name="gr7" draw:text-style-name="P5" draw:layer="layout" svg:width="14cm" svg:height="1cm" svg:x="1cm" svg:y="1cm">
          <text:p text:style-name="P4"><text:span text:style-name="T2">Première modalité : utiliser le multiplerun natif au sein du CommandLin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4cm" svg:height="1cm" svg:x="1cm" svg:y="11cm">
          <text:p text:style-name="P4"><text:span text:style-name="T2">Deuxième modalité : paralléliser sous 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cm" svg:height="9cm" svg:x="10cm" svg:y="1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cm" svg:x="10.85cm" svg:y="14.3cm">
          <text:p text:style-name="P2"><text:span text:style-name="T1">Loading modu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9" draw:id="id19" draw:layer="layout" svg:width="4cm" svg:height="0.5cm" svg:x="10.85cm" svg:y="15cm">
          <text:p text:style-name="P4"><text:span text:style-name="T2">Simulation 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0" draw:id="id20" draw:layer="layout" svg:width="4cm" svg:height="0.5cm" svg:x="10.85cm" svg:y="17cm">
          <text:p text:style-name="P4"><text:span text:style-name="T2">Simulation 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1" draw:id="id21" draw:layer="layout" svg:width="4cm" svg:height="0.5cm" svg:x="10.85cm" svg:y="19.1cm">
          <text:p text:style-name="P4"><text:span text:style-name="T2">Simulation 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2" draw:id="id22" draw:layer="layout" svg:width="4cm" svg:height="0.5cm" svg:x="10.85cm" svg:y="21.1cm">
          <text:p text:style-name="P4"><text:span text:style-name="T2">Simulation 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0.5cm" svg:x="10.85cm" svg:y="13.3cm">
          <text:p text:style-name="P6"><text:span text:style-name="T3">CAPSI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cm" svg:height="7cm" svg:x="1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5" draw:id="id15" draw:layer="layout" svg:width="4cm" svg:height="0.5cm" svg:x="4.75cm" svg:y="16.4cm">
          <text:p text:style-name="P4"><text:span text:style-name="T2">Parameters 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6" draw:id="id16" draw:layer="layout" svg:width="4cm" svg:height="0.5cm" svg:x="4.75cm" svg:y="17.4cm">
          <text:p text:style-name="P4"><text:span text:style-name="T2">Parameters 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7" draw:id="id17" draw:layer="layout" svg:width="4cm" svg:height="0.5cm" svg:x="4.75cm" svg:y="18.7cm">
          <text:p text:style-name="P4"><text:span text:style-name="T2">Parameters 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8" draw:id="id18" draw:layer="layout" svg:width="4cm" svg:height="0.5cm" svg:x="4.75cm" svg:y="19.8cm">
          <text:p text:style-name="P4"><text:span text:style-name="T2">Parameters 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0.5cm" svg:x="3.05cm" svg:y="14.6cm">
          <text:p text:style-name="P6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6cm" svg:x="16.5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3" draw:id="id23" draw:layer="layout" svg:width="4cm" svg:height="0.5cm" svg:x="17.05cm" svg:y="16.7cm">
          <text:p text:style-name="P4"><text:span text:style-name="T2">Objective func. 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4" draw:id="id24" draw:layer="layout" svg:width="4cm" svg:height="0.5cm" svg:x="17.05cm" svg:y="17.7cm">
          <text:p text:style-name="P4"><text:span text:style-name="T2">Objective func.</text:span><text:span text:style-name="T2"> 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5" draw:id="id25" draw:layer="layout" svg:width="4cm" svg:height="0.5cm" svg:x="17.05cm" svg:y="18.7cm">
          <text:p text:style-name="P4"><text:span text:style-name="T2">Objective func.</text:span><text:span text:style-name="T2"> 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6" draw:id="id26" draw:layer="layout" svg:width="4cm" svg:height="0.5cm" svg:x="17.05cm" svg:y="19.6cm">
          <text:p text:style-name="P4"><text:span text:style-name="T2">Objective func.</text:span><text:span text:style-name="T2"> 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0.5cm" svg:x="16.95cm" svg:y="14.6cm">
          <text:p text:style-name="P6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4" draw:id="id14" draw:layer="layout" svg:width="2.2cm" svg:height="1.5cm" svg:x="1.25cm" svg:y="17.6cm">
          <text:p text:style-name="P4"><text:span text:style-name="T2">CMA-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45cm" svg:y1="18.35cm" svg:x2="4.75cm" svg:y2="16.65cm" draw:start-shape="id14" draw:start-glue-point="1" draw:end-shape="id15" draw:end-glue-point="3" svg:d="M3450 18350h650v-1700h650" svg:viewBox="0 0 1301 1701">
          <text:p/>
        </draw:connector>
        <draw:connector draw:style-name="gr6" draw:text-style-name="P1" draw:layer="layout" svg:x1="3.45cm" svg:y1="18.35cm" svg:x2="4.75cm" svg:y2="17.65cm" draw:start-shape="id14" draw:start-glue-point="1" draw:end-shape="id16" draw:end-glue-point="3" svg:d="M3450 18350h650v-700h650" svg:viewBox="0 0 1301 701">
          <text:p/>
        </draw:connector>
        <draw:connector draw:style-name="gr6" draw:text-style-name="P1" draw:layer="layout" svg:x1="3.45cm" svg:y1="18.35cm" svg:x2="4.75cm" svg:y2="18.95cm" draw:start-shape="id14" draw:start-glue-point="1" draw:end-shape="id17" draw:end-glue-point="3" svg:d="M3450 18350h650v600h650" svg:viewBox="0 0 1301 601">
          <text:p/>
        </draw:connector>
        <draw:connector draw:style-name="gr6" draw:text-style-name="P1" draw:layer="layout" svg:x1="3.45cm" svg:y1="18.35cm" svg:x2="4.75cm" svg:y2="20.05cm" draw:start-shape="id14" draw:start-glue-point="1" draw:end-shape="id18" draw:end-glue-point="3" svg:d="M3450 18350h650v1700h650" svg:viewBox="0 0 1301 1701">
          <text:p/>
        </draw:connector>
        <draw:connector draw:style-name="gr6" draw:text-style-name="P1" draw:layer="layout" svg:x1="8.75cm" svg:y1="16.65cm" svg:x2="10.85cm" svg:y2="15.25cm" draw:start-shape="id15" draw:start-glue-point="1" draw:end-shape="id19" draw:end-glue-point="3" svg:d="M8750 16650h1050v-1400h1050" svg:viewBox="0 0 2101 1401">
          <text:p/>
        </draw:connector>
        <draw:connector draw:style-name="gr6" draw:text-style-name="P1" draw:layer="layout" svg:x1="8.75cm" svg:y1="17.65cm" svg:x2="10.85cm" svg:y2="17.25cm" draw:start-shape="id16" draw:start-glue-point="1" draw:end-shape="id20" draw:end-glue-point="3" svg:d="M8750 17650h1050v-400h1050" svg:viewBox="0 0 2101 401">
          <text:p/>
        </draw:connector>
        <draw:connector draw:style-name="gr6" draw:text-style-name="P1" draw:layer="layout" svg:x1="8.75cm" svg:y1="18.95cm" svg:x2="10.85cm" svg:y2="19.35cm" draw:start-shape="id17" draw:start-glue-point="1" draw:end-shape="id21" draw:end-glue-point="3" svg:d="M8750 18950h1050v400h1050" svg:viewBox="0 0 2101 401">
          <text:p/>
        </draw:connector>
        <draw:connector draw:style-name="gr6" draw:text-style-name="P1" draw:layer="layout" svg:x1="8.75cm" svg:y1="20.05cm" svg:x2="10.85cm" svg:y2="21.35cm" draw:start-shape="id18" draw:start-glue-point="1" draw:end-shape="id22" draw:end-glue-point="3" svg:d="M8750 20050h1050v1300h1050" svg:viewBox="0 0 2101 1301">
          <text:p/>
        </draw:connector>
        <draw:connector draw:style-name="gr6" draw:text-style-name="P1" draw:layer="layout" svg:x1="14.85cm" svg:y1="15.25cm" svg:x2="17.05cm" svg:y2="16.95cm" draw:start-shape="id19" draw:start-glue-point="1" draw:end-shape="id23" draw:end-glue-point="3" svg:d="M14850 15250h1100v1700h1100" svg:viewBox="0 0 2201 1701">
          <text:p/>
        </draw:connector>
        <draw:connector draw:style-name="gr6" draw:text-style-name="P1" draw:layer="layout" svg:x1="14.85cm" svg:y1="17.25cm" svg:x2="17.05cm" svg:y2="17.95cm" draw:start-shape="id20" draw:start-glue-point="1" draw:end-shape="id24" draw:end-glue-point="3" svg:d="M14850 17250h1100v700h1100" svg:viewBox="0 0 2201 701">
          <text:p/>
        </draw:connector>
        <draw:connector draw:style-name="gr6" draw:text-style-name="P1" draw:layer="layout" svg:x1="14.85cm" svg:y1="19.35cm" svg:x2="17.05cm" svg:y2="18.95cm" draw:start-shape="id21" draw:start-glue-point="1" draw:end-shape="id25" draw:end-glue-point="3" svg:d="M14850 19350h1100v-400h1100" svg:viewBox="0 0 2201 401">
          <text:p/>
        </draw:connector>
        <draw:connector draw:style-name="gr6" draw:text-style-name="P1" draw:layer="layout" svg:x1="14.85cm" svg:y1="21.35cm" svg:x2="17.05cm" svg:y2="19.85cm" draw:start-shape="id22" draw:start-glue-point="1" draw:end-shape="id26" draw:end-glue-point="3" svg:d="M14850 21350h1100v-1500h1100" svg:viewBox="0 0 2201 1501">
          <text:p/>
        </draw:connector>
        <draw:custom-shape draw:style-name="gr2" draw:text-style-name="P3" draw:layer="layout" svg:width="4cm" svg:height="0.5cm" svg:x="10.85cm" svg:y="16.3cm">
          <text:p text:style-name="P2"><text:span text:style-name="T1">Loading modul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cm" svg:x="10.85cm" svg:y="18.4cm">
          <text:p text:style-name="P2"><text:span text:style-name="T1">Loading modul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cm" svg:x="10.85cm" svg:y="20.4cm">
          <text:p text:style-name="P2"><text:span text:style-name="T1">Loading module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25cm" svg:height="1.75cm" svg:x="10.75cm" svg:y="14.05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25cm" svg:height="1.75cm" svg:x="10.75cm" svg:y="16.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25cm" svg:height="1.75cm" svg:x="10.75cm" svg:y="18.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25cm" svg:height="1.75cm" svg:x="10.75cm" svg:y="20.15cm">
          <text:p/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line-skew="0.699cm 3.399cm" svg:x1="21.05cm" svg:y1="16.95cm" svg:x2="2.35cm" svg:y2="19.1cm" draw:start-shape="id23" draw:start-glue-point="1" draw:end-shape="id14" draw:end-glue-point="2" svg:d="M21050 16950h1200v6050h-19900v-3900" svg:viewBox="0 0 19901 6051">
          <text:p/>
        </draw:connector>
        <draw:connector draw:style-name="gr12" draw:text-style-name="P4" draw:layer="layout" svg:x1="21.05cm" svg:y1="17.95cm" svg:x2="22.25cm" svg:y2="17.95cm" draw:start-shape="id24" draw:start-glue-point="1" svg:d="M21050 17950h1200" svg:viewBox="0 0 1201 1">
          <text:p/>
        </draw:connector>
        <draw:connector draw:style-name="gr12" draw:text-style-name="P4" draw:layer="layout" svg:x1="21.05cm" svg:y1="18.95cm" svg:x2="22.25cm" svg:y2="18.95cm" svg:d="M21050 18950h1200" svg:viewBox="0 0 1201 1">
          <text:p/>
        </draw:connector>
        <draw:connector draw:style-name="gr12" draw:text-style-name="P4" draw:layer="layout" svg:x1="21.05cm" svg:y1="19.85cm" svg:x2="22.25cm" svg:y2="19.85cm" svg:d="M21050 19850h1200" svg:viewBox="0 0 1201 1">
          <text:p/>
        </draw:connector>
        <draw:connector draw:style-name="gr12" draw:text-style-name="P4" draw:layer="layout" svg:x1="20.55cm" svg:y1="8.25cm" svg:x2="22cm" svg:y2="8.25cm" draw:start-shape="id13" draw:start-glue-point="1" svg:d="M20550 8250h1450" svg:viewBox="0 0 1451 1">
          <text:p/>
        </draw:connector>
        <draw:connector draw:style-name="gr12" draw:text-style-name="P4" draw:layer="layout" svg:x1="20.55cm" svg:y1="7.25cm" svg:x2="22cm" svg:y2="7.25cm" svg:d="M20550 7250h1450" svg:viewBox="0 0 1451 1">
          <text:p/>
        </draw:connector>
        <draw:connector draw:style-name="gr12" draw:text-style-name="P4" draw:layer="layout" svg:x1="20.55cm" svg:y1="6.25cm" svg:x2="22cm" svg:y2="6.249cm" svg:d="M20550 6250h725v-1h725" svg:viewBox="0 0 1451 2">
          <text:p/>
        </draw:connector>
        <draw:connector draw:style-name="gr13" draw:text-style-name="P1" draw:layer="layout" draw:line-skew="0.949cm 1.999cm" svg:x1="20.55cm" svg:y1="5.25cm" svg:x2="2.35cm" svg:y2="7.5cm" draw:start-shape="id10" draw:start-glue-point="1" draw:end-shape="id1" draw:end-glue-point="2" svg:d="M20550 5250h1450v4750h-19650v-2500" svg:viewBox="0 0 19651 4751">
          <text:p/>
        </draw:connector>
      </draw:page>
      <draw:page draw:name="page2" draw:style-name="dp1" draw:master-page-name="Standard">
        <draw:custom-shape draw:style-name="gr14" draw:text-style-name="P8" draw:layer="layout" svg:width="4.25cm" svg:height="1.75cm" svg:x="10.75cm" svg:y="16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25cm" svg:height="1.75cm" svg:x="10.75cm" svg:y="18.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25cm" svg:height="1.75cm" svg:x="10.75cm" svg:y="20.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cm" svg:height="6cm" svg:x="10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4.25cm" svg:height="1.75cm" svg:x="10.75cm" svg:y="14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cm" svg:x="10.55cm" svg:y="4cm">
          <text:p text:style-name="P2"><text:span text:style-name="T1">Loading modu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2" draw:id="id32" draw:layer="layout" svg:width="4cm" svg:height="0.5cm" svg:x="10.55cm" svg:y="5cm">
          <text:p text:style-name="P4"><text:span text:style-name="T2">Simulation 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3" draw:id="id33" draw:layer="layout" svg:width="4cm" svg:height="0.5cm" svg:x="10.55cm" svg:y="6cm">
          <text:p text:style-name="P4"><text:span text:style-name="T2">Simulation 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4" draw:id="id34" draw:layer="layout" svg:width="4cm" svg:height="0.5cm" svg:x="10.55cm" svg:y="7cm">
          <text:p text:style-name="P4"><text:span text:style-name="T2">Simulation 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5" draw:id="id35" draw:layer="layout" svg:width="4cm" svg:height="0.5cm" svg:x="10.55cm" svg:y="8cm">
          <text:p text:style-name="P4"><text:span text:style-name="T2">Simulation 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0.5cm" svg:x="10.55cm" svg:y="3.1cm">
          <text:p text:style-name="P6"><text:span text:style-name="T3">CAPSI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6cm" svg:x="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8" draw:id="id28" draw:layer="layout" svg:width="4cm" svg:height="0.5cm" svg:x="4.75cm" svg:y="5cm">
          <text:p text:style-name="P4"><text:span text:style-name="T2">Parameters 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9" draw:id="id29" draw:layer="layout" svg:width="4cm" svg:height="0.5cm" svg:x="4.75cm" svg:y="6cm">
          <text:p text:style-name="P4"><text:span text:style-name="T2">Parameters 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0" draw:id="id30" draw:layer="layout" svg:width="4cm" svg:height="0.5cm" svg:x="4.75cm" svg:y="7cm">
          <text:p text:style-name="P4"><text:span text:style-name="T2">Parameters 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1" draw:id="id31" draw:layer="layout" svg:width="4cm" svg:height="0.5cm" svg:x="4.75cm" svg:y="8cm">
          <text:p text:style-name="P4"><text:span text:style-name="T2">Parameters 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0.5cm" svg:x="3.05cm" svg:y="3.1cm">
          <text:p text:style-name="P6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6cm" svg:x="16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6" draw:id="id36" draw:layer="layout" svg:width="4cm" svg:height="0.5cm" svg:x="16.55cm" svg:y="5cm">
          <text:p text:style-name="P4"><text:span text:style-name="T2">Objective func. 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7" draw:id="id37" draw:layer="layout" svg:width="4cm" svg:height="0.5cm" svg:x="16.55cm" svg:y="6cm">
          <text:p text:style-name="P4"><text:span text:style-name="T2">Objective func.</text:span><text:span text:style-name="T2"> 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8" draw:id="id38" draw:layer="layout" svg:width="4cm" svg:height="0.5cm" svg:x="16.55cm" svg:y="7cm">
          <text:p text:style-name="P4"><text:span text:style-name="T2">Objective func.</text:span><text:span text:style-name="T2"> 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9" draw:id="id39" draw:layer="layout" svg:width="4cm" svg:height="0.5cm" svg:x="16.55cm" svg:y="8cm">
          <text:p text:style-name="P4"><text:span text:style-name="T2">Objective func.</text:span><text:span text:style-name="T2"> 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0.5cm" svg:x="16.45cm" svg:y="3.1cm">
          <text:p text:style-name="P6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" draw:id="id27" draw:layer="layout" svg:width="2.2cm" svg:height="1.5cm" svg:x="1.25cm" svg:y="6cm">
          <text:p text:style-name="P4"><text:span text:style-name="T2">CMA-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45cm" svg:y1="6.75cm" svg:x2="4.75cm" svg:y2="5.25cm" draw:start-shape="id27" draw:start-glue-point="1" draw:end-shape="id28" draw:end-glue-point="3" svg:d="M3450 6750h650v-1500h650" svg:viewBox="0 0 1301 1501">
          <text:p/>
        </draw:connector>
        <draw:connector draw:style-name="gr6" draw:text-style-name="P1" draw:layer="layout" svg:x1="3.45cm" svg:y1="6.75cm" svg:x2="4.75cm" svg:y2="6.25cm" draw:start-shape="id27" draw:start-glue-point="1" draw:end-shape="id29" draw:end-glue-point="3" svg:d="M3450 6750h650v-500h650" svg:viewBox="0 0 1301 501">
          <text:p/>
        </draw:connector>
        <draw:connector draw:style-name="gr6" draw:text-style-name="P1" draw:layer="layout" svg:x1="3.45cm" svg:y1="6.75cm" svg:x2="4.75cm" svg:y2="7.25cm" draw:start-shape="id27" draw:start-glue-point="1" draw:end-shape="id30" draw:end-glue-point="3" svg:d="M3450 6750h650v500h650" svg:viewBox="0 0 1301 501">
          <text:p/>
        </draw:connector>
        <draw:connector draw:style-name="gr6" draw:text-style-name="P1" draw:layer="layout" svg:x1="3.45cm" svg:y1="6.75cm" svg:x2="4.75cm" svg:y2="8.25cm" draw:start-shape="id27" draw:start-glue-point="1" draw:end-shape="id31" draw:end-glue-point="3" svg:d="M3450 6750h650v1500h650" svg:viewBox="0 0 1301 1501">
          <text:p/>
        </draw:connector>
        <draw:connector draw:style-name="gr6" draw:text-style-name="P1" draw:layer="layout" svg:x1="8.75cm" svg:y1="5.25cm" svg:x2="10.55cm" svg:y2="5.25cm" draw:start-shape="id28" draw:start-glue-point="1" draw:end-shape="id32" draw:end-glue-point="3" svg:d="M8750 5250h1800" svg:viewBox="0 0 1801 1">
          <text:p/>
        </draw:connector>
        <draw:connector draw:style-name="gr6" draw:text-style-name="P1" draw:layer="layout" svg:x1="8.75cm" svg:y1="6.25cm" svg:x2="10.55cm" svg:y2="6.25cm" draw:start-shape="id29" draw:start-glue-point="1" draw:end-shape="id33" draw:end-glue-point="3" svg:d="M8750 6250h1800" svg:viewBox="0 0 1801 1">
          <text:p/>
        </draw:connector>
        <draw:connector draw:style-name="gr6" draw:text-style-name="P1" draw:layer="layout" svg:x1="8.75cm" svg:y1="7.25cm" svg:x2="10.55cm" svg:y2="7.25cm" draw:start-shape="id30" draw:start-glue-point="1" draw:end-shape="id34" draw:end-glue-point="3" svg:d="M8750 7250h1800" svg:viewBox="0 0 1801 1">
          <text:p/>
        </draw:connector>
        <draw:connector draw:style-name="gr6" draw:text-style-name="P1" draw:layer="layout" svg:x1="8.75cm" svg:y1="8.25cm" svg:x2="10.55cm" svg:y2="8.25cm" draw:start-shape="id31" draw:start-glue-point="1" draw:end-shape="id35" draw:end-glue-point="3" svg:d="M8750 8250h1800" svg:viewBox="0 0 1801 1">
          <text:p/>
        </draw:connector>
        <draw:connector draw:style-name="gr6" draw:text-style-name="P1" draw:layer="layout" svg:x1="14.55cm" svg:y1="5.25cm" svg:x2="16.55cm" svg:y2="5.25cm" draw:start-shape="id32" draw:start-glue-point="1" draw:end-shape="id36" draw:end-glue-point="3" svg:d="M14550 5250h2000" svg:viewBox="0 0 2001 1">
          <text:p/>
        </draw:connector>
        <draw:connector draw:style-name="gr6" draw:text-style-name="P1" draw:layer="layout" svg:x1="14.55cm" svg:y1="6.25cm" svg:x2="16.55cm" svg:y2="6.25cm" draw:start-shape="id33" draw:start-glue-point="1" draw:end-shape="id37" draw:end-glue-point="3" svg:d="M14550 6250h2000" svg:viewBox="0 0 2001 1">
          <text:p/>
        </draw:connector>
        <draw:connector draw:style-name="gr6" draw:text-style-name="P1" draw:layer="layout" svg:x1="14.55cm" svg:y1="7.25cm" svg:x2="16.55cm" svg:y2="7.25cm" draw:start-shape="id34" draw:start-glue-point="1" draw:end-shape="id38" draw:end-glue-point="3" svg:d="M14550 7250h2000" svg:viewBox="0 0 2001 1">
          <text:p/>
        </draw:connector>
        <draw:connector draw:style-name="gr6" draw:text-style-name="P1" draw:layer="layout" svg:x1="14.55cm" svg:y1="8.25cm" svg:x2="16.55cm" svg:y2="8.25cm" draw:start-shape="id35" draw:start-glue-point="1" draw:end-shape="id39" draw:end-glue-point="3" svg:d="M14550 8250h2000" svg:viewBox="0 0 2001 1">
          <text:p/>
        </draw:connector>
        <draw:custom-shape draw:style-name="gr7" draw:text-style-name="P5" draw:layer="layout" svg:width="14cm" svg:height="1cm" svg:x="1cm" svg:y="1cm">
          <text:p text:style-name="P4"><text:span text:style-name="T2">Première modalité : utiliser le multiplerun natif au sein du CommandLin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4cm" svg:height="1cm" svg:x="1cm" svg:y="11cm">
          <text:p text:style-name="P4"><text:span text:style-name="T2">Deuxième modalité : paralléliser sous 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cm" svg:height="9cm" svg:x="10cm" svg:y="1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cm" svg:x="10.85cm" svg:y="14.3cm">
          <text:p text:style-name="P2"><text:span text:style-name="T1">Loading modu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5" draw:id="id45" draw:layer="layout" svg:width="4cm" svg:height="0.5cm" svg:x="10.85cm" svg:y="15cm">
          <text:p text:style-name="P4"><text:span text:style-name="T2">Simulation 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6" draw:id="id46" draw:layer="layout" svg:width="4cm" svg:height="0.5cm" svg:x="10.85cm" svg:y="17cm">
          <text:p text:style-name="P4"><text:span text:style-name="T2">Simulation 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7" draw:id="id47" draw:layer="layout" svg:width="4cm" svg:height="0.5cm" svg:x="10.85cm" svg:y="19.1cm">
          <text:p text:style-name="P4"><text:span text:style-name="T2">Simulation 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8" draw:id="id48" draw:layer="layout" svg:width="4cm" svg:height="0.5cm" svg:x="10.85cm" svg:y="21.1cm">
          <text:p text:style-name="P4"><text:span text:style-name="T2">Simulation 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0.5cm" svg:x="10.85cm" svg:y="13.3cm">
          <text:p text:style-name="P6"><text:span text:style-name="T3">CAPSI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cm" svg:height="7cm" svg:x="1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1" draw:id="id41" draw:layer="layout" svg:width="4cm" svg:height="0.5cm" svg:x="4.75cm" svg:y="16.4cm">
          <text:p text:style-name="P4"><text:span text:style-name="T2">Parameters 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2" draw:id="id42" draw:layer="layout" svg:width="4cm" svg:height="0.5cm" svg:x="4.75cm" svg:y="17.4cm">
          <text:p text:style-name="P4"><text:span text:style-name="T2">Parameters 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3" draw:id="id43" draw:layer="layout" svg:width="4cm" svg:height="0.5cm" svg:x="4.75cm" svg:y="18.7cm">
          <text:p text:style-name="P4"><text:span text:style-name="T2">Parameters 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4" draw:id="id44" draw:layer="layout" svg:width="4cm" svg:height="0.5cm" svg:x="4.75cm" svg:y="19.8cm">
          <text:p text:style-name="P4"><text:span text:style-name="T2">Parameters 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0.5cm" svg:x="3.05cm" svg:y="14.6cm">
          <text:p text:style-name="P6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6cm" svg:x="16.5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9" draw:id="id49" draw:layer="layout" svg:width="4cm" svg:height="0.5cm" svg:x="17.05cm" svg:y="16.7cm">
          <text:p text:style-name="P4"><text:span text:style-name="T2">Objective func. 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0" draw:id="id50" draw:layer="layout" svg:width="4cm" svg:height="0.5cm" svg:x="17.05cm" svg:y="17.7cm">
          <text:p text:style-name="P4"><text:span text:style-name="T2">Objective func.</text:span><text:span text:style-name="T2"> 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1" draw:id="id51" draw:layer="layout" svg:width="4cm" svg:height="0.5cm" svg:x="17.05cm" svg:y="18.7cm">
          <text:p text:style-name="P4"><text:span text:style-name="T2">Objective func.</text:span><text:span text:style-name="T2"> 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2" draw:id="id52" draw:layer="layout" svg:width="4cm" svg:height="0.5cm" svg:x="17.05cm" svg:y="19.6cm">
          <text:p text:style-name="P4"><text:span text:style-name="T2">Objective func.</text:span><text:span text:style-name="T2"> 4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0.5cm" svg:x="16.95cm" svg:y="14.6cm">
          <text:p text:style-name="P6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0" draw:id="id40" draw:layer="layout" svg:width="2.2cm" svg:height="1.5cm" svg:x="1.25cm" svg:y="17.6cm">
          <text:p text:style-name="P4"><text:span text:style-name="T2">CMA-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45cm" svg:y1="18.35cm" svg:x2="4.75cm" svg:y2="16.65cm" draw:start-shape="id40" draw:start-glue-point="1" draw:end-shape="id41" draw:end-glue-point="3" svg:d="M3450 18350h650v-1700h650" svg:viewBox="0 0 1301 1701">
          <text:p/>
        </draw:connector>
        <draw:connector draw:style-name="gr6" draw:text-style-name="P1" draw:layer="layout" svg:x1="3.45cm" svg:y1="18.35cm" svg:x2="4.75cm" svg:y2="17.65cm" draw:start-shape="id40" draw:start-glue-point="1" draw:end-shape="id42" draw:end-glue-point="3" svg:d="M3450 18350h650v-700h650" svg:viewBox="0 0 1301 701">
          <text:p/>
        </draw:connector>
        <draw:connector draw:style-name="gr6" draw:text-style-name="P1" draw:layer="layout" svg:x1="3.45cm" svg:y1="18.35cm" svg:x2="4.75cm" svg:y2="18.95cm" draw:start-shape="id40" draw:start-glue-point="1" draw:end-shape="id43" draw:end-glue-point="3" svg:d="M3450 18350h650v600h650" svg:viewBox="0 0 1301 601">
          <text:p/>
        </draw:connector>
        <draw:connector draw:style-name="gr6" draw:text-style-name="P1" draw:layer="layout" svg:x1="3.45cm" svg:y1="18.35cm" svg:x2="4.75cm" svg:y2="20.05cm" draw:start-shape="id40" draw:start-glue-point="1" draw:end-shape="id44" draw:end-glue-point="3" svg:d="M3450 18350h650v1700h650" svg:viewBox="0 0 1301 1701">
          <text:p/>
        </draw:connector>
        <draw:connector draw:style-name="gr6" draw:text-style-name="P1" draw:layer="layout" svg:x1="8.75cm" svg:y1="16.65cm" svg:x2="10.85cm" svg:y2="15.25cm" draw:start-shape="id41" draw:start-glue-point="1" draw:end-shape="id45" draw:end-glue-point="3" svg:d="M8750 16650h1050v-1400h1050" svg:viewBox="0 0 2101 1401">
          <text:p/>
        </draw:connector>
        <draw:connector draw:style-name="gr6" draw:text-style-name="P1" draw:layer="layout" svg:x1="8.75cm" svg:y1="17.65cm" svg:x2="10.85cm" svg:y2="17.25cm" draw:start-shape="id42" draw:start-glue-point="1" draw:end-shape="id46" draw:end-glue-point="3" svg:d="M8750 17650h1050v-400h1050" svg:viewBox="0 0 2101 401">
          <text:p/>
        </draw:connector>
        <draw:connector draw:style-name="gr6" draw:text-style-name="P1" draw:layer="layout" svg:x1="8.75cm" svg:y1="18.95cm" svg:x2="10.85cm" svg:y2="19.35cm" draw:start-shape="id43" draw:start-glue-point="1" draw:end-shape="id47" draw:end-glue-point="3" svg:d="M8750 18950h1050v400h1050" svg:viewBox="0 0 2101 401">
          <text:p/>
        </draw:connector>
        <draw:connector draw:style-name="gr6" draw:text-style-name="P1" draw:layer="layout" svg:x1="8.75cm" svg:y1="20.05cm" svg:x2="10.85cm" svg:y2="21.35cm" draw:start-shape="id44" draw:start-glue-point="1" draw:end-shape="id48" draw:end-glue-point="3" svg:d="M8750 20050h1050v1300h1050" svg:viewBox="0 0 2101 1301">
          <text:p/>
        </draw:connector>
        <draw:connector draw:style-name="gr6" draw:text-style-name="P1" draw:layer="layout" svg:x1="14.85cm" svg:y1="15.25cm" svg:x2="17.05cm" svg:y2="16.95cm" draw:start-shape="id45" draw:start-glue-point="1" draw:end-shape="id49" draw:end-glue-point="3" svg:d="M14850 15250h1100v1700h1100" svg:viewBox="0 0 2201 1701">
          <text:p/>
        </draw:connector>
        <draw:connector draw:style-name="gr6" draw:text-style-name="P1" draw:layer="layout" svg:x1="14.85cm" svg:y1="17.25cm" svg:x2="17.05cm" svg:y2="17.95cm" draw:start-shape="id46" draw:start-glue-point="1" draw:end-shape="id50" draw:end-glue-point="3" svg:d="M14850 17250h1100v700h1100" svg:viewBox="0 0 2201 701">
          <text:p/>
        </draw:connector>
        <draw:connector draw:style-name="gr6" draw:text-style-name="P1" draw:layer="layout" svg:x1="14.85cm" svg:y1="19.35cm" svg:x2="17.05cm" svg:y2="18.95cm" draw:start-shape="id47" draw:start-glue-point="1" draw:end-shape="id51" draw:end-glue-point="3" svg:d="M14850 19350h1100v-400h1100" svg:viewBox="0 0 2201 401">
          <text:p/>
        </draw:connector>
        <draw:connector draw:style-name="gr6" draw:text-style-name="P1" draw:layer="layout" svg:x1="14.85cm" svg:y1="21.35cm" svg:x2="17.05cm" svg:y2="19.85cm" draw:start-shape="id48" draw:start-glue-point="1" draw:end-shape="id52" draw:end-glue-point="3" svg:d="M14850 21350h1100v-1500h1100" svg:viewBox="0 0 2201 1501">
          <text:p/>
        </draw:connector>
        <draw:custom-shape draw:style-name="gr2" draw:text-style-name="P3" draw:layer="layout" svg:width="4cm" svg:height="0.5cm" svg:x="10.85cm" svg:y="16.3cm">
          <text:p text:style-name="P2"><text:span text:style-name="T1">Loading modul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cm" svg:x="10.85cm" svg:y="18.4cm">
          <text:p text:style-name="P2"><text:span text:style-name="T1">Loading modul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cm" svg:x="10.85cm" svg:y="20.4cm">
          <text:p text:style-name="P2"><text:span text:style-name="T1">Loading modules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line-skew="0.699cm 3.399cm" svg:x1="21.05cm" svg:y1="16.95cm" svg:x2="2.35cm" svg:y2="19.1cm" draw:start-shape="id49" draw:start-glue-point="1" draw:end-shape="id40" draw:end-glue-point="2" svg:d="M21050 16950h1200v6050h-19900v-3900" svg:viewBox="0 0 19901 6051">
          <text:p/>
        </draw:connector>
        <draw:connector draw:style-name="gr12" draw:text-style-name="P4" draw:layer="layout" svg:x1="21.05cm" svg:y1="17.95cm" svg:x2="22.25cm" svg:y2="17.95cm" draw:start-shape="id50" draw:start-glue-point="1" svg:d="M21050 17950h1200" svg:viewBox="0 0 1201 1">
          <text:p/>
        </draw:connector>
        <draw:connector draw:style-name="gr12" draw:text-style-name="P4" draw:layer="layout" svg:x1="21.05cm" svg:y1="18.95cm" svg:x2="22.25cm" svg:y2="18.95cm" svg:d="M21050 18950h1200" svg:viewBox="0 0 1201 1">
          <text:p/>
        </draw:connector>
        <draw:connector draw:style-name="gr12" draw:text-style-name="P4" draw:layer="layout" svg:x1="21.05cm" svg:y1="19.85cm" svg:x2="22.25cm" svg:y2="19.85cm" svg:d="M21050 19850h1200" svg:viewBox="0 0 1201 1">
          <text:p/>
        </draw:connector>
        <draw:connector draw:style-name="gr12" draw:text-style-name="P4" draw:layer="layout" svg:x1="20.55cm" svg:y1="8.25cm" svg:x2="22cm" svg:y2="8.25cm" draw:start-shape="id39" draw:start-glue-point="1" svg:d="M20550 8250h1450" svg:viewBox="0 0 1451 1">
          <text:p/>
        </draw:connector>
        <draw:connector draw:style-name="gr12" draw:text-style-name="P4" draw:layer="layout" svg:x1="20.55cm" svg:y1="7.25cm" svg:x2="22cm" svg:y2="7.25cm" svg:d="M20550 7250h1450" svg:viewBox="0 0 1451 1">
          <text:p/>
        </draw:connector>
        <draw:connector draw:style-name="gr12" draw:text-style-name="P4" draw:layer="layout" svg:x1="20.55cm" svg:y1="6.25cm" svg:x2="22cm" svg:y2="6.249cm" svg:d="M20550 6250h725v-1h725" svg:viewBox="0 0 1451 2">
          <text:p/>
        </draw:connector>
        <draw:connector draw:style-name="gr13" draw:text-style-name="P1" draw:layer="layout" draw:line-skew="0.949cm 1.999cm" svg:x1="20.55cm" svg:y1="5.25cm" svg:x2="2.35cm" svg:y2="7.5cm" draw:start-shape="id36" draw:start-glue-point="1" draw:end-shape="id27" draw:end-glue-point="2" svg:d="M20550 5250h1450v4750h-19650v-2500" svg:viewBox="0 0 19651 4751">
          <text:p/>
        </draw:connector>
        <draw:frame draw:style-name="gr19" draw:text-style-name="P14" draw:layer="layout" svg:width="7.45cm" svg:height="1.387cm" svg:x="8.9cm" svg:y="2.15cm">
          <draw:text-box>
            <text:p text:style-name="P13"><text:span text:style-name="T4">Une machine à plusieurs cœurs</text:span></text:p>
          </draw:text-box>
        </draw:frame>
        <draw:frame draw:style-name="gr19" draw:text-style-name="P14" draw:layer="layout" svg:width="8.55cm" svg:height="1.387cm" svg:x="8.7cm" svg:y="12.351cm">
          <draw:text-box>
            <text:p text:style-name="P13"><text:span text:style-name="T4">Plusieurs machine à plusieurs cœur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7 20 13" svg:d="M0 20l10-13 10 13z"/>
    <draw:marker draw:name="Extrémités_20_de_20_flèche_20_5" draw:display-name="Extrémités de flèche 5" svg:viewBox="0 0 1013 1130" svg:d="M1009 1050l-449-1008-22-30-29-12-34 12-21 26-449 1012-5 13v8l5 21 12 21 17 13 21 4h903l21-4 21-13 9-21 4-21v-8z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3T11:55:15.698000000</meta:creation-date>
    <dc:date>2022-01-13T13:49:42.981000000</dc:date>
    <meta:editing-duration>PT20M45S</meta:editing-duration>
    <meta:editing-cycles>8</meta:editing-cycles>
    <meta:generator>LibreOffice/7.2.4.1$Windows_X86_64 LibreOffice_project/27d75539669ac387bb498e35313b970b7fe9c4f9</meta:generator>
    <meta:document-statistic meta:object-count="164"/>
  </office:meta>
</office:document-meta>
</file>